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2pt" style:font-size-asian="12pt"/>
    </style:style>
    <style:style style:name="P2" style:family="paragraph" style:parent-style-name="Standard">
      <style:text-properties style:font-name="FreeSerif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2pt" officeooo:rsid="000feaf2" officeooo:paragraph-rsid="000feaf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FreeSerif" fo:font-size="12pt" officeooo:rsid="00107903" officeooo:paragraph-rsid="00107903" style:font-size-asian="12pt" style:font-size-complex="12pt"/>
    </style:style>
    <style:style style:name="P6" style:family="paragraph" style:parent-style-name="Standard">
      <style:text-properties style:font-name="FreeSerif" fo:font-size="12pt" officeooo:paragraph-rsid="002a172e" style:font-size-asian="12pt" style:font-size-complex="12pt"/>
    </style:style>
    <style:style style:name="P7" style:family="paragraph" style:parent-style-name="Standard">
      <style:text-properties style:font-name="FreeSerif" fo:font-size="12pt" officeooo:rsid="00370146" officeooo:paragraph-rsid="00370146" style:font-size-asian="12pt" style:font-size-complex="12pt"/>
    </style:style>
    <style:style style:name="P8" style:family="paragraph" style:parent-style-name="Standard">
      <style:text-properties style:font-name="FreeSerif" fo:font-size="12pt" officeooo:paragraph-rsid="005cb265" style:font-size-asian="12pt" style:font-size-complex="12pt"/>
    </style:style>
    <style:style style:name="P9" style:family="paragraph" style:parent-style-name="Standard">
      <style:text-properties style:font-name="FreeSerif" fo:font-size="12pt" officeooo:paragraph-rsid="001d4f26" style:font-size-asian="12pt" style:font-size-complex="12pt"/>
    </style:style>
    <style:style style:name="P10" style:family="paragraph" style:parent-style-name="Standard">
      <style:text-properties style:font-name="FreeSerif" fo:font-size="12pt" officeooo:paragraph-rsid="0058772f" style:font-size-asian="12pt" style:font-size-complex="12pt"/>
    </style:style>
    <style:style style:name="P11" style:family="paragraph" style:parent-style-name="Standard">
      <style:text-properties style:font-name="FreeSerif" fo:font-size="12pt" officeooo:rsid="005cb265" officeooo:paragraph-rsid="005cb265" style:font-size-asian="12pt"/>
    </style:style>
    <style:style style:name="P12" style:family="paragraph" style:parent-style-name="Standard">
      <style:text-properties style:font-name="FreeSerif" fo:font-size="12pt" officeooo:rsid="005e0258" officeooo:paragraph-rsid="005e0258" style:font-size-asian="12pt"/>
    </style:style>
    <style:style style:name="P13" style:family="paragraph" style:parent-style-name="Standard">
      <style:text-properties style:font-name="Free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FreeSerif" fo:font-size="12pt" style:text-underline-style="solid" style:text-underline-width="auto" style:text-underline-color="font-color" fo:font-weight="bold" officeooo:paragraph-rsid="00107903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FreeSerif" fo:font-size="12pt" style:text-underline-style="solid" style:text-underline-width="auto" style:text-underline-color="font-color" fo:font-weight="bold" officeooo:paragraph-rsid="00370146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FreeSerif" fo:font-size="12pt" style:text-underline-style="solid" style:text-underline-width="auto" style:text-underline-color="font-color" fo:font-weight="bold" officeooo:paragraph-rsid="003f01ae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FreeSerif" fo:font-size="12pt" style:text-underline-style="solid" style:text-underline-width="auto" style:text-underline-color="font-color" fo:font-weight="bold" officeooo:paragraph-rsid="004cb0d3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FreeSerif" fo:font-size="12pt" style:text-underline-style="solid" style:text-underline-width="auto" style:text-underline-color="font-color" fo:font-weight="bold" officeooo:paragraph-rsid="002cc840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FreeSerif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FreeSerif" fo:font-size="12pt" style:text-underline-style="none" fo:font-weight="normal" officeooo:rsid="0038bcce" officeooo:paragraph-rsid="0038bcc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FreeSerif" fo:font-size="12pt" style:text-underline-style="none" fo:font-weight="normal" officeooo:rsid="0044fccf" officeooo:paragraph-rsid="0044fcc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FreeSerif" fo:font-size="12pt" style:text-underline-style="none" fo:font-weight="normal" officeooo:rsid="0052c202" officeooo:paragraph-rsid="0052c20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FreeSerif" fo:font-size="12pt" style:text-underline-style="none" fo:font-weight="normal" officeooo:rsid="005c8822" officeooo:paragraph-rsid="005c882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erif"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7" style:family="paragraph" style:parent-style-name="Standard" style:list-style-name="L1">
      <style:text-properties style:font-name="FreeSerif" fo:font-size="12pt" officeooo:rsid="004dbd53" officeooo:paragraph-rsid="004f2cf7" style:font-size-asian="12pt" style:font-size-complex="12pt"/>
    </style:style>
    <style:style style:name="P28" style:family="paragraph" style:parent-style-name="Standard" style:list-style-name="L2">
      <style:text-properties style:font-name="FreeSerif" fo:font-size="12pt" officeooo:rsid="004dbd53" officeooo:paragraph-rsid="004f2cf7" style:font-size-asian="12pt" style:font-size-complex="12pt"/>
    </style:style>
    <style:style style:name="P29" style:family="paragraph" style:parent-style-name="Standard" style:list-style-name="L4">
      <style:text-properties style:font-name="FreeSerif" fo:font-size="12pt" officeooo:rsid="004dbd53" officeooo:paragraph-rsid="004dbd53" style:font-size-asian="12pt" style:font-size-complex="12pt"/>
    </style:style>
    <style:style style:name="P30" style:family="paragraph" style:parent-style-name="Standard" style:list-style-name="L2">
      <style:text-properties style:font-name="FreeSerif" fo:font-size="12pt" officeooo:rsid="0032049d" officeooo:paragraph-rsid="004f2cf7" style:font-size-asian="12pt" style:font-size-complex="12pt"/>
    </style:style>
    <style:style style:name="P31" style:family="paragraph" style:parent-style-name="Standard" style:list-style-name="L4">
      <style:text-properties style:font-name="FreeSerif" fo:font-size="12pt" officeooo:rsid="0032049d" officeooo:paragraph-rsid="0032049d" style:font-size-asian="12pt" style:font-size-complex="12pt"/>
    </style:style>
    <style:style style:name="P32" style:family="paragraph" style:parent-style-name="Standard" style:list-style-name="L2">
      <style:text-properties style:font-name="FreeSerif" fo:font-size="12pt" officeooo:rsid="0058772f" officeooo:paragraph-rsid="0058772f" style:font-size-asian="12pt" style:font-size-complex="12pt"/>
    </style:style>
    <style:style style:name="P33" style:family="paragraph" style:parent-style-name="Standard" style:list-style-name="L4">
      <style:text-properties style:font-name="FreeSerif" fo:font-size="12pt" officeooo:paragraph-rsid="00141a5d" style:font-size-asian="12pt" style:font-size-complex="12pt"/>
    </style:style>
    <style:style style:name="P34" style:family="paragraph" style:parent-style-name="Standard" style:list-style-name="L4">
      <style:text-properties style:font-name="FreeSerif" fo:font-size="12pt" officeooo:rsid="002d4d17" officeooo:paragraph-rsid="002d4d17" style:font-size-asian="12pt" style:font-size-complex="12pt"/>
    </style:style>
    <style:style style:name="P35" style:family="paragraph" style:parent-style-name="Standard" style:list-style-name="L4">
      <style:text-properties style:font-name="FreeSerif" fo:font-size="12pt" officeooo:rsid="002f0577" officeooo:paragraph-rsid="002d4d17" style:font-size-asian="12pt" style:font-size-complex="12pt"/>
    </style:style>
    <style:style style:name="P36" style:family="paragraph" style:parent-style-name="Standard" style:list-style-name="L4">
      <style:text-properties style:font-name="FreeSerif" fo:font-size="12pt" officeooo:rsid="005b4ac0" officeooo:paragraph-rsid="005b4ac0" style:font-size-asian="12pt" style:font-size-complex="12pt"/>
    </style:style>
    <style:style style:name="P37" style:family="paragraph" style:parent-style-name="Standard" style:list-style-name="L5">
      <style:text-properties style:font-name="FreeSerif" fo:font-size="12pt" officeooo:rsid="005b4ac0" officeooo:paragraph-rsid="005b4ac0" style:font-size-asian="12pt" style:font-size-complex="12pt"/>
    </style:style>
    <style:style style:name="P38" style:family="paragraph" style:parent-style-name="Standard" style:list-style-name="L5">
      <style:text-properties style:font-name="FreeSerif" fo:font-size="12pt" officeooo:rsid="0052c202" officeooo:paragraph-rsid="0052c202" style:font-size-asian="12pt" style:font-size-complex="12pt"/>
    </style:style>
    <style:style style:name="P39" style:family="paragraph" style:parent-style-name="Standard" style:list-style-name="L5">
      <style:text-properties style:font-name="FreeSerif" fo:font-size="12pt" officeooo:rsid="005c8822" officeooo:paragraph-rsid="005c8822" style:font-size-asian="12pt" style:font-size-complex="12pt"/>
    </style:style>
    <style:style style:name="P40" style:family="paragraph" style:parent-style-name="Standard" style:list-style-name="L2">
      <style:text-properties style:font-name="FreeSerif" fo:font-size="12pt" officeooo:rsid="005e8321" officeooo:paragraph-rsid="005e8321" style:font-size-asian="12pt" style:font-size-complex="12pt"/>
    </style:style>
    <style:style style:name="P41" style:family="paragraph" style:parent-style-name="Standard" style:list-style-name="L4">
      <style:text-properties style:font-name="FreeSerif" fo:font-size="12pt" officeooo:rsid="005e8321" officeooo:paragraph-rsid="005e8321" style:font-size-asian="12pt" style:font-size-complex="12pt"/>
    </style:style>
    <style:style style:name="P42" style:family="paragraph" style:parent-style-name="Standard" style:list-style-name="L5">
      <style:text-properties style:font-name="FreeSerif" fo:font-size="12pt" officeooo:rsid="005f023c" officeooo:paragraph-rsid="005f023c" style:font-size-asian="12pt" style:font-size-complex="12pt"/>
    </style:style>
    <style:style style:name="P43" style:family="paragraph" style:parent-style-name="Standard" style:list-style-name="L5">
      <style:text-properties style:font-name="Free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4">
      <style:text-properties fo:color="#000000" style:font-name="FreeSerif" fo:font-size="12pt" officeooo:rsid="004dbd53" officeooo:paragraph-rsid="004dbd53" style:font-size-asian="12pt" style:font-size-complex="12pt"/>
    </style:style>
    <style:style style:name="P45" style:family="paragraph" style:parent-style-name="Standard" style:list-style-name="L3">
      <style:paragraph-properties fo:margin-left="1in" fo:margin-right="0in" fo:text-indent="-0.25in" style:auto-text-indent="false"/>
      <style:text-properties style:font-name="FreeSerif" fo:font-size="12pt" officeooo:rsid="00592761" officeooo:paragraph-rsid="00592761" style:font-size-asian="12pt" style:font-size-complex="12pt"/>
    </style:style>
    <style:style style:name="P46" style:family="paragraph" style:parent-style-name="Standard" style:list-style-name="L5">
      <style:paragraph-properties fo:margin-left="1in" fo:margin-right="0in" fo:text-indent="-0.25in" style:auto-text-indent="false"/>
      <style:text-properties style:font-name="FreeSerif" fo:font-size="12pt" style:text-underline-style="none" fo:font-weight="normal" officeooo:rsid="005b4ac0" officeooo:paragraph-rsid="005b4ac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5e8321" officeooo:paragraph-rsid="005e8321" style:font-size-asian="10pt"/>
    </style:style>
    <style:style style:name="T1" style:family="text">
      <style:text-properties officeooo:rsid="000feaf2"/>
    </style:style>
    <style:style style:name="T2" style:family="text">
      <style:text-properties officeooo:rsid="00141a5d"/>
    </style:style>
    <style:style style:name="T3" style:family="text">
      <style:text-properties fo:font-weight="bold" style:font-weight-asian="bold" style:font-size-complex="12pt" style:font-weight-complex="bold"/>
    </style:style>
    <style:style style:name="T4" style:family="text">
      <style:text-properties fo:font-weight="bold" officeooo:rsid="0032049d" style:font-weight-asian="bold" style:font-size-complex="12pt" style:font-weight-complex="bold"/>
    </style:style>
    <style:style style:name="T5" style:family="text">
      <style:text-properties fo:font-weight="bold" officeooo:rsid="00384735" style:font-weight-asian="bold" style:font-size-complex="12pt" style:font-weight-complex="bold"/>
    </style:style>
    <style:style style:name="T6" style:family="text">
      <style:text-properties fo:font-weight="bold" officeooo:rsid="0055fb0d" style:font-weight-asian="bold" style:font-size-complex="12pt" style:font-weight-complex="bold"/>
    </style:style>
    <style:style style:name="T7" style:family="text">
      <style:text-properties fo:font-weight="bold" officeooo:rsid="005cb265" style:font-weight-asian="bold" style:font-size-complex="12pt" style:font-weight-complex="bold"/>
    </style:style>
    <style:style style:name="T8" style:family="text">
      <style:text-properties officeooo:rsid="00172ad7"/>
    </style:style>
    <style:style style:name="T9" style:family="text">
      <style:text-properties officeooo:rsid="0021a78b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000000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officeooo:rsid="004f2cf7"/>
    </style:style>
    <style:style style:name="T14" style:family="text">
      <style:text-properties fo:color="#000000" officeooo:rsid="0058772f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officeooo:rsid="0033a7e4"/>
    </style:style>
    <style:style style:name="T18" style:family="text">
      <style:text-properties officeooo:rsid="0045bc09"/>
    </style:style>
    <style:style style:name="T19" style:family="text">
      <style:text-properties officeooo:rsid="004806a0"/>
    </style:style>
    <style:style style:name="T20" style:family="text">
      <style:text-properties style:text-underline-style="none" fo:font-weight="normal" officeooo:rsid="0045ed2c" style:font-weight-asian="normal" style:font-weight-complex="normal"/>
    </style:style>
    <style:style style:name="T21" style:family="text">
      <style:text-properties style:text-underline-style="none" fo:font-weight="normal" officeooo:rsid="004cb0d3" style:font-weight-asian="normal" style:font-weight-complex="normal"/>
    </style:style>
    <style:style style:name="T22" style:family="text">
      <style:text-properties officeooo:rsid="004d97a3"/>
    </style:style>
    <style:style style:name="T23" style:family="text">
      <style:text-properties officeooo:rsid="004dbd53"/>
    </style:style>
    <style:style style:name="T24" style:family="text">
      <style:text-properties officeooo:rsid="004f2cf7"/>
    </style:style>
    <style:style style:name="T25" style:family="text">
      <style:text-properties officeooo:rsid="0050f8d1"/>
    </style:style>
    <style:style style:name="T26" style:family="text">
      <style:text-properties officeooo:rsid="00540216"/>
    </style:style>
    <style:style style:name="T27" style:family="text">
      <style:text-properties officeooo:rsid="0058772f"/>
    </style:style>
    <style:style style:name="T28" style:family="text">
      <style:text-properties officeooo:rsid="002cc840"/>
    </style:style>
    <style:style style:name="T29" style:family="text">
      <style:text-properties officeooo:rsid="00592761"/>
    </style:style>
    <style:style style:name="T30" style:family="text">
      <style:text-properties officeooo:rsid="005aa1cc"/>
    </style:style>
    <style:style style:name="T31" style:family="text">
      <style:text-properties officeooo:rsid="005b4ac0"/>
    </style:style>
    <style:style style:name="T32" style:family="text">
      <style:text-properties officeooo:rsid="005c8822"/>
    </style:style>
    <style:style style:name="T33" style:family="text">
      <style:text-properties officeooo:rsid="005e448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<text:span text:style-name="T1">3310</text:span> – <text:span text:style-name="T1">Data and File Structures</text:span> (with Java) </text:p>
      <text:p text:style-name="P3">Instructor: <text:span text:style-name="T1">Dr. Ajay Gupta</text:span>, Western Michigan University </text:p>
      <text:p text:style-name="P4">Andrew Burcroff</text:p>
      <text:p text:style-name="P2"/>
      <text:p text:style-name="P3"><text:span text:style-name="T33">HASH CODE</text:span>– FOR LAB ASSIGNMENT <text:span text:style-name="T33">6</text:span></text:p>
      <text:p text:style-name="P5"/>
      <text:p text:style-name="P14">PHASE 1: SPECIFICATION<text:line-break/><text:span text:style-name="T19">The best option is the merge sort with a average time of n log (n)</text:span></text:p>
      <text:p text:style-name="P9">Write a <text:span text:style-name="T23">main class</text:span> that can:</text:p>
      <text:list xml:id="list219587297348400848" text:style-name="L1">
        <text:list-item>
          <text:list>
            <text:list-item>
              <text:p text:style-name="P27">Method main <text:span text:style-name="T24">is average time of log n</text:span></text:p>
            </text:list-item>
          </text:list>
        </text:list-item>
      </text:list>
      <text:p text:style-name="P10"><text:span text:style-name="T28">Write a <text:s/></text:span><text:span text:style-name="T11">burcroffHash</text:span><text:span text:style-name="T23"> class that can:</text:span></text:p>
      <text:list xml:id="list6146262096700379365" text:style-name="L2">
        <text:list-item>
          <text:list>
            <text:list-item>
              <text:p text:style-name="P30">Method <text:span text:style-name="T23">Insert is a average time of log n</text:span></text:p>
            </text:list-item>
            <text:list-item>
              <text:p text:style-name="P28">Method <text:span text:style-name="T27">Delete is average time of log n</text:span></text:p>
            </text:list-item>
            <text:list-item>
              <text:p text:style-name="P32">Method Calculate <text:span text:style-name="T29">is average time of n</text:span></text:p>
            </text:list-item>
            <text:list-item>
              <text:p text:style-name="P32">Method Search is average time of <text:span text:style-name="T29">n</text:span></text:p>
            </text:list-item>
            <text:list-item>
              <text:p text:style-name="P40">Method Show is average time of n</text:p>
            </text:list-item>
          </text:list>
        </text:list-item>
      </text:list>
      <text:p text:style-name="P10"><text:span text:style-name="T13">W</text:span><text:span text:style-name="T14">rite a </text:span><text:span text:style-name="T11">hashTableEntry </text:span><text:span text:style-name="T14">class that can:</text:span></text:p>
      <text:list xml:id="list2725706976650848460" text:style-name="L3">
        <text:list-item>
          <text:p text:style-name="P45">Two parameters <text:span text:style-name="T30">of arraylist and hashnumber</text:span></text:p>
        </text:list-item>
      </text:list>
      <text:p text:style-name="P18"/>
      <text:p text:style-name="P13">PHASE 2: DESIGN</text:p>
      <text:p text:style-name="P19"><text:span text:style-name="T2">2.1</text:span>Modules and Their Basic Structure </text:p>
      <text:p text:style-name="P2">My program will have two modules.</text:p>
      <text:list xml:id="list7219291174807837741" text:style-name="L4">
        <text:list-item>
          <text:p text:style-name="P33">Module 1: <text:span text:style-name="T22">Main Class</text:span> will contain: </text:p>
          <text:list>
            <text:list-item>
              <text:p text:style-name="P29">Method main <text:span text:style-name="T25">has 22 transactions</text:span></text:p>
            </text:list-item>
          </text:list>
        </text:list-item>
        <text:list-item>
          <text:p text:style-name="P34">Module 2: <text:span text:style-name="T23">BST</text:span> Class will contain:</text:p>
          <text:list>
            <text:list-item>
              <text:p text:style-name="P35">Method <text:span text:style-name="T31">Insert has 4 transactions</text:span></text:p>
            </text:list-item>
            <text:list-item>
              <text:p text:style-name="P31">Method <text:span text:style-name="T31">Delete has 4 transactions</text:span></text:p>
            </text:list-item>
            <text:list-item>
              <text:p text:style-name="P36">Method Calculate has 6 transactions</text:p>
            </text:list-item>
            <text:list-item>
              <text:p text:style-name="P36">Method Search has 5 transactions</text:p>
            </text:list-item>
            <text:list-item>
              <text:p text:style-name="P41">Method show has 6 transactions</text:p>
              <text:p text:style-name="P44"/>
            </text:list-item>
          </text:list>
        </text:list-item>
      </text:list>
      <text:p text:style-name="P19"><text:span text:style-name="T8">2.2 </text:span>Pseudocode for the Modules</text:p>
      <text:p text:style-name="P19"/>
      <text:p text:style-name="P1"><text:span text:style-name="T3">2.2.1 Pseudocode for </text:span><text:span text:style-name="T7">hashBurcroff</text:span><text:span text:style-name="T6"> </text:span><text:span text:style-name="T4">Class</text:span></text:p>
      <text:p text:style-name="P1"/>
      <text:p text:style-name="P12">package burcroffHash;</text:p>
      <text:p text:style-name="P12"/>
      <text:p text:style-name="P12">import burcroffHash.hashTableEntry;</text:p>
      <text:p text:style-name="P12">import java.util.ArrayList;</text:p>
      <text:p text:style-name="P12"/>
      <text:p text:style-name="P12">public class hashTable {</text:p>
      <text:p text:style-name="P12"/>
      <text:p text:style-name="P12"><text:tab/>ArrayList&lt;hashTableEntry&gt; eneries;//Setting the constructor of eneries.</text:p>
      <text:p text:style-name="P12"><text:tab/></text:p>
      <text:p text:style-name="P12"><text:tab/>/*</text:p>
      <text:p text:style-name="P12"><text:tab/> * This method will insert a given name to a arraylist whether </text:p>
      <text:p text:style-name="P12"><text:tab/> * a name already exists or it needs to be added on the end.</text:p>
      <text:p text:style-name="P12"><text:soft-page-break/><text:tab/> */</text:p>
      <text:p text:style-name="P12"><text:tab/></text:p>
      <text:p text:style-name="P12"><text:tab/>public void insert(String name){</text:p>
      <text:p text:style-name="P12"><text:tab/><text:tab/>int j;//intialize int j</text:p>
      <text:p text:style-name="P12"><text:tab/><text:tab/>j = calculate(name);//setting j equal to the calcualate method of parameter of name</text:p>
      <text:p text:style-name="P12"><text:tab/><text:tab/>if(search(j) == -1){</text:p>
      <text:p text:style-name="P12"><text:tab/><text:tab/><text:tab/>hashTableEntry newEntry = new hashTableEntry();//Creating a new table called entry</text:p>
      <text:p text:style-name="P12"><text:tab/><text:tab/><text:tab/>newEntry.hashvalue = j;//Setting the new entry of the hashavalue to the j</text:p>
      <text:p text:style-name="P12"><text:tab/><text:tab/><text:tab/>newEntry.names.add(name);//Adding the name of hash value to j</text:p>
      <text:p text:style-name="P12"><text:tab/><text:tab/><text:tab/>eneries.add(newEntry);//Adding the new entry to the eneries of arraylist</text:p>
      <text:p text:style-name="P12"><text:tab/><text:tab/>}</text:p>
      <text:p text:style-name="P12"><text:tab/><text:tab/>else{</text:p>
      <text:p text:style-name="P12"><text:tab/><text:tab/><text:tab/>eneries.get(search(j)).names.add(name);//adds the name for the certain value that needs to be replaced</text:p>
      <text:p text:style-name="P12"><text:tab/><text:tab/>}</text:p>
      <text:p text:style-name="P12"><text:tab/>}</text:p>
      <text:p text:style-name="P12"><text:tab/></text:p>
      <text:p text:style-name="P12"><text:tab/>/*</text:p>
      <text:p text:style-name="P12"><text:tab/> * This method will get the hash value with the with a </text:p>
      <text:p text:style-name="P12"><text:tab/> * parameter of a string. </text:p>
      <text:p text:style-name="P12"><text:tab/> */</text:p>
      <text:p text:style-name="P12"><text:tab/></text:p>
      <text:p text:style-name="P12"><text:tab/>public int calculate(String s){</text:p>
      <text:p text:style-name="P12"><text:tab/><text:tab/>char ch[];//Intailize a char</text:p>
      <text:p text:style-name="P12"><text:tab/><text:tab/>ch = s.toCharArray();//Setting the char to the string as a parameter</text:p>
      <text:p text:style-name="P12"><text:tab/><text:tab/>int i, sum;//intailize int i and sum.</text:p>
      <text:p text:style-name="P12"><text:tab/><text:tab/>for (sum=0, i=0; i &lt; s.length(); i++){</text:p>
      <text:p text:style-name="P12"><text:tab/><text:tab/> <text:s text:c="3"/>sum = sum^s.charAt(i);//calculate the hash value </text:p>
      <text:p text:style-name="P12"><text:tab/><text:tab/> <text:s/>}</text:p>
      <text:p text:style-name="P12"><text:tab/><text:tab/> <text:s/>return sum;//return the sum value</text:p>
      <text:p text:style-name="P12"><text:tab/>}</text:p>
      <text:p text:style-name="P12"><text:tab/></text:p>
      <text:p text:style-name="P12"><text:tab/>/*</text:p>
      <text:p text:style-name="P12"><text:tab/> * This method will search the arraylist and find a certian</text:p>
      <text:p text:style-name="P12"><text:tab/> * value if it is there. If found then it will get the value.</text:p>
      <text:p text:style-name="P12"><text:tab/> * If not found, it will return -1 or null.</text:p>
      <text:p text:style-name="P12"><text:tab/> */</text:p>
      <text:p text:style-name="P12"><text:tab/></text:p>
      <text:p text:style-name="P12"><text:tab/>public int search(int t){</text:p>
      <text:p text:style-name="P12"><text:tab/><text:tab/>for (int i =0; i &lt; eneries.size();i ++){</text:p>
      <text:p text:style-name="P12"><text:tab/><text:tab/><text:tab/>if(eneries.get(i).hashvalue==t)//it will get the value of the hash value is equal to t the parameter</text:p>
      <text:p text:style-name="P12"><text:tab/><text:tab/><text:tab/><text:tab/>return i;//return the i</text:p>
      <text:p text:style-name="P12"><text:tab/><text:tab/>}</text:p>
      <text:p text:style-name="P12"><text:tab/><text:tab/>return -1;//return -1 if not found</text:p>
      <text:p text:style-name="P12"><text:tab/>}</text:p>
      <text:p text:style-name="P12"><text:soft-page-break/><text:tab/></text:p>
      <text:p text:style-name="P12"><text:tab/>/*</text:p>
      <text:p text:style-name="P12"><text:tab/> * This method will delete a ceratin element of a string value. </text:p>
      <text:p text:style-name="P12"><text:tab/> * It will remove the string.</text:p>
      <text:p text:style-name="P12"><text:tab/> */</text:p>
      <text:p text:style-name="P12"><text:tab/></text:p>
      <text:p text:style-name="P12"><text:tab/>public void delete(String a){</text:p>
      <text:p text:style-name="P12"><text:tab/><text:tab/>int t;//intailize j</text:p>
      <text:p text:style-name="P12"><text:tab/><text:tab/>t = calculate(a);//setting the t to calculate of a the parameter passed in.</text:p>
      <text:p text:style-name="P12"><text:tab/><text:tab/>if(search(t) != -1){</text:p>
      <text:p text:style-name="P12"><text:tab/><text:tab/><text:tab/>eneries.get(search(t)).names.remove(a);//the eneries to search of t get the naems and remove them</text:p>
      <text:p text:style-name="P12"><text:tab/><text:tab/>}</text:p>
      <text:p text:style-name="P12"><text:tab/>}</text:p>
      <text:p text:style-name="P12">}</text:p>
      <text:p text:style-name="P1"/>
      <text:p text:style-name="P11"><text:span text:style-name="T4">2.</text:span><text:span text:style-name="T3">2.2 Pseudocode for hashTableEntry</text:span></text:p>
      <text:p text:style-name="P11"/>
      <text:p text:style-name="P11"><text:span text:style-name="T10">package</text:span><text:span text:style-name="T12"> burcroffHash;</text:span></text:p>
      <text:p text:style-name="P26"/>
      <text:p text:style-name="P25"><text:span text:style-name="T10">import</text:span><text:span text:style-name="T12"> java.util.ArrayList;</text:span></text:p>
      <text:p text:style-name="P26"/>
      <text:p text:style-name="P25"><text:span text:style-name="T10">public</text:span><text:span text:style-name="T12"> </text:span><text:span text:style-name="T10">class</text:span><text:span text:style-name="T12"> hashTableEntry {</text:span></text:p>
      <text:p text:style-name="P47"><text:tab/></text:p>
      <text:p text:style-name="P25"><text:span text:style-name="T12"><text:tab/></text:span><text:span text:style-name="T10">int</text:span><text:span text:style-name="T12"> </text:span><text:span text:style-name="T15">hashvalue</text:span><text:span text:style-name="T12">;</text:span><text:span text:style-name="T16">//Intialize the int called hashvalue.</text:span></text:p>
      <text:p text:style-name="P25"><text:span text:style-name="T12"><text:tab/>ArrayList&lt;String&gt; </text:span><text:span text:style-name="T15">names</text:span><text:span text:style-name="T12">;</text:span><text:span text:style-name="T16">//Intailizing arraylist called names.</text:span></text:p>
      <text:p text:style-name="P26"/>
      <text:p text:style-name="P47">}</text:p>
      <text:p text:style-name="P8"/>
      <text:p text:style-name="P1"><text:span text:style-name="T3">2.2.</text:span><text:span text:style-name="T7">3</text:span><text:span text:style-name="T3">. Pseudocode for </text:span><text:span text:style-name="T5">Main</text:span><text:span text:style-name="T4"> Class</text:span></text:p>
      <text:p text:style-name="P47"/>
      <text:p text:style-name="P48">package burcroffMainClass;</text:p>
      <text:p text:style-name="P48"/>
      <text:p text:style-name="P48">import java.io.File;</text:p>
      <text:p text:style-name="P48">import java.io.FileNotFoundException;</text:p>
      <text:p text:style-name="P48">import java.util.Scanner;</text:p>
      <text:p text:style-name="P48">import burcroffHash.hashTable;</text:p>
      <text:p text:style-name="P48">import burcroffHash.hashTableEntry;</text:p>
      <text:p text:style-name="P48"/>
      <text:p text:style-name="P48">public class burcroffMain {</text:p>
      <text:p text:style-name="P48"/>
      <text:p text:style-name="P48"><text:tab/>/**</text:p>
      <text:p text:style-name="P48"><text:tab/> * This is my main Method will ask the user</text:p>
      <text:p text:style-name="P48"><text:tab/> */</text:p>
      <text:p text:style-name="P48"><text:tab/>public static void main(String[] args) {</text:p>
      <text:p text:style-name="P48"><text:tab/><text:tab/>hashTable burcroff = new hashTable();</text:p>
      <text:p text:style-name="P48"><text:tab/><text:tab/>Scanner kb = new Scanner(System.in);</text:p>
      <text:p text:style-name="P48"><text:tab/><text:tab/>while(true){</text:p>
      <text:p text:style-name="P48"><text:tab/><text:tab/><text:tab/>System.out.println("These are your options:");</text:p>
      <text:p text:style-name="P48"><text:tab/><text:tab/><text:tab/>System.out.println("Enter 1 to insert a name");</text:p>
      <text:p text:style-name="P48"><text:tab/><text:tab/><text:tab/>System.out.println("Enter 2 to search a name");</text:p>
      <text:p text:style-name="P48"><text:tab/><text:tab/><text:tab/>System.out.println("Enter 3 to delete a name");</text:p>
      <text:p text:style-name="P48"><text:tab/><text:tab/><text:tab/>System.out.println("Enter 4 to show the names");</text:p>
      <text:p text:style-name="P48"><text:soft-page-break/><text:tab/><text:tab/><text:tab/>System.out.println("Enter 5 to exit");</text:p>
      <text:p text:style-name="P48"><text:tab/><text:tab/><text:tab/>int answer = Integer.valueOf(kb.nextLine());</text:p>
      <text:p text:style-name="P48"><text:tab/><text:tab/>if (answer == 1){</text:p>
      <text:p text:style-name="P48"><text:tab/><text:tab/><text:tab/>System.out.println("Please input the name to be inputed:");</text:p>
      <text:p text:style-name="P48"><text:tab/><text:tab/><text:tab/>String add = kb.nextLine();</text:p>
      <text:p text:style-name="P48"><text:tab/><text:tab/><text:tab/>burcroff.insert(add);<text:tab/><text:tab/><text:tab/></text:p>
      <text:p text:style-name="P48"><text:tab/><text:tab/>}</text:p>
      <text:p text:style-name="P48"><text:tab/><text:tab/>else if(answer == 2){</text:p>
      <text:p text:style-name="P48"><text:tab/><text:tab/><text:tab/>System.out.println("What hashCode are you seaching for:");</text:p>
      <text:p text:style-name="P48"><text:tab/><text:tab/><text:tab/>int ser = Integer.valueOf(kb.nextLine());</text:p>
      <text:p text:style-name="P48"><text:tab/><text:tab/><text:tab/>burcroff.search(ser);</text:p>
      <text:p text:style-name="P48"><text:tab/><text:tab/><text:tab/></text:p>
      <text:p text:style-name="P48"><text:tab/><text:tab/>}</text:p>
      <text:p text:style-name="P48"><text:tab/><text:tab/>else if(answer == 3){</text:p>
      <text:p text:style-name="P48"><text:tab/><text:tab/><text:tab/>System.out.println("Please input the name to be deleted:");</text:p>
      <text:p text:style-name="P48"><text:tab/><text:tab/><text:tab/>String remove = kb.nextLine();</text:p>
      <text:p text:style-name="P48"><text:tab/><text:tab/><text:tab/>burcroff.delete(remove);</text:p>
      <text:p text:style-name="P48"><text:tab/><text:tab/>}</text:p>
      <text:p text:style-name="P48"><text:tab/><text:tab/>else if(answer == 4){</text:p>
      <text:p text:style-name="P48"><text:tab/><text:tab/><text:tab/>System.out.println("This is your hashTable:");</text:p>
      <text:p text:style-name="P48"><text:tab/><text:tab/><text:tab/>burcroff.show();</text:p>
      <text:p text:style-name="P48"><text:tab/><text:tab/>}</text:p>
      <text:p text:style-name="P48"><text:tab/><text:tab/></text:p>
      <text:p text:style-name="P48"><text:tab/><text:tab/>else if(answer == 5){</text:p>
      <text:p text:style-name="P48"><text:tab/><text:tab/><text:tab/>System.out.println("Your exiting the my Hash Table Program");</text:p>
      <text:p text:style-name="P48"><text:tab/><text:tab/><text:tab/>System.exit(0);</text:p>
      <text:p text:style-name="P48"><text:tab/><text:tab/>}</text:p>
      <text:p text:style-name="P48"><text:tab/>}</text:p>
      <text:p text:style-name="P48"><text:tab/>}</text:p>
      <text:p text:style-name="P48">}</text:p>
      <text:p text:style-name="P24"/>
      <text:p text:style-name="P13">PHASE 3: RISK ANALYSIS (“What can go wrong, and how bad can it be?”)</text:p>
      <text:p text:style-name="P22">The time is issue because it has not yet gotten to n log n.</text:p>
      <text:p text:style-name="P2"/>
      <text:p text:style-name="P13">PHASE 4: VERIFICATION (“Are the algorithms correct?”)</text:p>
      <text:p text:style-name="P20"><text:span text:style-name="T26">Yes the algorithms are working correct</text:span>. </text:p>
      <text:p text:style-name="P2"/>
      <text:p text:style-name="P13">PHASE 5: CODING</text:p>
      <text:list xml:id="list22722983794869934" text:style-name="L5">
        <text:list-item>
          <text:p text:style-name="P43">Code Refinement #1 <text:span text:style-name="T17">for main Class</text:span></text:p>
          <text:list>
            <text:list-item>
              <text:p text:style-name="P46">Ask the user</text:p>
            </text:list-item>
          </text:list>
        </text:list-item>
        <text:list-item>
          <text:p text:style-name="P43">Code Refinement #2 <text:span text:style-name="T17">for Hashcode Class</text:span></text:p>
          <text:list>
            <text:list-item>
              <text:list>
                <text:list-item>
                  <text:p text:style-name="P38">Add <text:span text:style-name="T32">names to the arraylist</text:span></text:p>
                </text:list-item>
                <text:list-item>
                  <text:p text:style-name="P37">Delete <text:span text:style-name="T32">names to the arraylist</text:span></text:p>
                </text:list-item>
                <text:list-item>
                  <text:p text:style-name="P37">Search the <text:span text:style-name="T32">arraylist</text:span></text:p>
                </text:list-item>
                <text:list-item>
                  <text:p text:style-name="P39">Calculate the hash value for the names</text:p>
                </text:list-item>
                <text:list-item>
                  <text:p text:style-name="P42">Show all of hash codes and names</text:p>
                </text:list-item>
              </text:list>
            </text:list-item>
          </text:list>
        </text:list-item>
      </text:list>
      <text:p text:style-name="P13">PHASE 6: TESTING (“Did <text:span text:style-name="T9">I</text:span> build it correctly?”)</text:p>
      <text:p text:style-name="P23">The alogirthims are build correctly.</text:p>
      <text:p text:style-name="P16"/>
      <text:p text:style-name="P17">PHASE 7: REFINING THE PROGRAM (“Add bells and whistles to the program”)</text:p>
      <text:p text:style-name="P17"><text:span text:style-name="T21">There are no bells or whistles to be added to this program</text:span><text:span text:style-name="T20">.</text:span></text:p>
      <text:p text:style-name="P6"/>
      <text:p text:style-name="P13"><text:soft-page-break/>PHASE 8: PRODUCTION</text:p>
      <text:p text:style-name="P7"><text:span text:style-name="T18">The professor prepared a </text:span><text:s/>copy <text:span text:style-name="T18">of the file to allow me to practice with strings.</text:span></text:p>
      <text:p text:style-name="P2"/>
      <text:p text:style-name="P15">PHASE 9: MAINTENANCE</text:p>
      <text:p text:style-name="P21">To fully benefit from the program evaluation feedback received from the TA, I will perform program maintenance. This means that I should use all TAs feedback to improve my program. </text:p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6-09-25T19:20:19.003324115</meta:creation-date>
    <dc:date>2016-12-10T10:20:01.806583419</dc:date>
    <dc:creator>Andrew Burcroff</dc:creator>
    <meta:editing-duration>P1DT19H11M55S</meta:editing-duration>
    <meta:editing-cycles>63</meta:editing-cycles>
    <meta:generator>LibreOffice/4.2.8.2$Linux_X86_64 LibreOffice_project/420m0$Build-2</meta:generator>
    <meta:document-statistic meta:table-count="0" meta:image-count="0" meta:object-count="0" meta:page-count="5" meta:paragraph-count="174" meta:word-count="882" meta:character-count="5746" meta:non-whitespace-character-count="4811"/>
  </office:meta>
</office:document-meta>
</file>